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2d12" officeooo:paragraph-rsid="000b2d12"/>
    </style:style>
    <style:style style:name="P2"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0b2d12" officeooo:paragraph-rsid="000b2d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PUTTING PROPERTY/METHODS AS this. VS inside PROTOTYPE</text:p>
      <text:p text:style-name="P1"/>
      <text:p text:style-name="P1">If you find something you think will be common on every new instance of the main constructer function object, you put those methods/properties inside the prototype of the constructer. eg.</text:p>
      <text:p text:style-name="P2"/>
      <text:p text:style-name="P1">function Person(name) {</text:p>
      <text:p text:style-name="P1"><text:tab/>this.name = name;</text:p>
      <text:p text:style-name="P1">}</text:p>
      <text:p text:style-name="P1">Person.prototype.country = “spain”;</text:p>
      <text:p text:style-name="P2"/>
      <text:p text:style-name="P1"/>
      <text:p text:style-name="P1"/>
      <text:p text:style-name="P1">Here above, we didn’ t use → this.country = “spain” inside Person. Guess why?</text:p>
      <text:p text:style-name="P1"/>
      <text:p text:style-name="P1">eg. var me = new Person(‘bijay’);</text:p>
      <text:p text:style-name="P1"><text:s text:c="6"/>var you <text:s/>= new Person(‘randomDude’);</text:p>
      <text:p text:style-name="P1"/>
      <text:p text:style-name="P1">Here, ‘name’ of every new object we created are usually different but they all live in ‘spain’.</text:p>
      <text:p text:style-name="P1">It’s not that good to do → Person(name,country) {} because all new objects (me, you, they) will have the country name same all times. So we just create the property ‘country’ inside of the prototype of construter Person once and then every new object instance will have acces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1:12:22.815125492</meta:creation-date>
    <dc:date>2017-01-19T11:23:02.235155301</dc:date>
    <meta:editing-duration>PT9S</meta:editing-duration>
    <meta:editing-cycles>1</meta:editing-cycles>
    <meta:document-statistic meta:table-count="0" meta:image-count="0" meta:object-count="0" meta:page-count="1" meta:paragraph-count="11" meta:word-count="140" meta:character-count="850" meta:non-whitespace-character-count="713"/>
    <meta:generator>LibreOffice/5.1.4.2$Linux_X86_64 LibreOffice_project/10m0$Build-2</meta:generator>
  </office:meta>
</office:document-meta>
</file>